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5-05_08-18-0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5-05_01-53-15_000.jpg</text:p>
          </table:table-cell>
          <table:table-cell table:style-name="ce26" office:value-type="string">
            <text:p>:m :PHOTO 寝た時刻 / 2023 / オナニー、未了、duration=25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25m時間ぐらい,other=~">
            <text:p>:m :PHOTO 寝た時刻 / 2023 / オナニー、未了、duration=25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5-04_20-53-3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5-05_13-36-3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04_18-51-03_000.jpg</text:p>
          </table:table-cell>
          <table:table-cell table:style-name="ce26" office:value-type="string">
            <text:p>:m :篠笛,shinobue #*# / session-memo:session-1 / p.1-&lt;1&gt;:genre=melody,key=~,session=hour-18,R=1,tempo=~ \\\ p.1-&lt;2&gt;:genre=melody:lick,key=~,session=hour-18,R=~,tempo=~ \\\ <text:s/>p.2-&lt;1&gt;:genre=melody:lick:continue-from:page-1,key=~,session=hour-18,R=1,temp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篠笛,shinobue #*# / session-memo:session-1 / p.1-&lt;1&gt;:genre=melody,key=~,session=hour-18,R=1,tempo=~ \\\ p.1-&lt;2&gt;:genre=melody:lick,key=~,session=hour-18,R=~,tempo=~ \\\  p.2-&lt;1&gt;:genre=melody:lick:continue-from:page-1,key=~,session=hour-18,R=1,tempo=~">
            <text:p>:m :篠笛,shinobue #*# / session-memo:session-1 / p.1-&lt;1&gt;:genre=melody,key=~,session=hour-18,R=1,tempo=~ \\\ p.1-&lt;2&gt;:genre=melody:lick,key=~,session=hour-18,R=~,tempo=~ \\\ <text:s/>p.2-&lt;1&gt;:genre=melody:lick:continue-from:page-1,key=~,session=hour-18,R=1,tempo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3-05-05_12-55-37_000.jpg</text:p>
          </table:table-cell>
          <table:table-cell table:style-name="ce26" office:value-type="string">
            <text:p>:m #*# RES / JVEMV6 64#273_hikari_shikisai_saitoo / 『光と色彩の科学』 著者=齋藤勝裕,校注=~ / p.120 / w=~,topic=反射：油膜：しゃぼん玉,publisher=~,other=q+;related-res:2023-05-05_15-45-27_000.jpg:res-id.R39M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273_hikari_shikisai_saitoo / 『光と色彩の科学』 著者=齋藤勝裕,校注=~ / p.120 / w=~,topic=反射：油膜：しゃぼん玉,publisher=~,other=q+;related-res:2023-05-05_15-45-27_000.jpg:res-id.R39M">
            <text:p>:m #*# RES / JVEMV6 64#273_hikari_shikisai_saitoo / 『光と色彩の科学』 著者=齋藤勝裕,校注=~ / p.120 / w=~,topic=反射：油膜：しゃぼん玉,publisher=~,other=q+;related-res:2023-05-05_15-45-27_000.jpg:res-id.R39M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3-05-05_15-45-27_000.jpg</text:p>
          </table:table-cell>
          <table:table-cell table:style-name="ce26" office:value-type="string">
            <text:p>:m #*# RES / free / res-id=R39M / theme=油膜上の、光線たちの、互との干渉 / genre=~,content=~,w=~ / session-number=~ / doc=~,other=i.f.:bk-273_saitoo:2023-05-05_12-55-37_000.jpg / N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RES / free / res-id=R39M / theme=油膜上の、光線たちの、互との干渉 / genre=~,content=~,w=~ / session-number=~ / doc=~,other=i.f.:bk-273_saitoo:2023-05-05_12-55-37_000.jpg / N+">
            <text:p>:m #*# RES / free / res-id=R39M / theme=油膜上の、光線たちの、互との干渉 / genre=~,content=~,w=~ / session-number=~ / doc=~,other=i.f.:bk-273_saitoo:2023-05-05_12-55-37_000.jpg / N+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3-05-05_17-34-48_000.jpg</text:p>
          </table:table-cell>
          <table:table-cell table:style-name="ce26" office:value-type="string">
            <text:p>:m #*# RES / JVEMV6 64#238_maeno / 『微粒子から探る物性七変化』 著者=前野昌弘,校注=~ / p.151? / w=,topic=物性：界面活性剤,publisher=~,other=list+:各種クリーム；list+:活性剤：用途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238_maeno / 『微粒子から探る物性七変化』 著者=前野昌弘,校注=~ / p.151? / w=,topic=物性：界面活性剤,publisher=~,other=list+:各種クリーム；list+:活性剤：用途">
            <text:p>:m #*# RES / JVEMV6 64#238_maeno / 『微粒子から探る物性七変化』 著者=前野昌弘,校注=~ / p.151? / w=,topic=物性：界面活性剤,publisher=~,other=list+:各種クリーム；list+:活性剤：用途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3-05-04_18-24-27_000.mp4</text:p>
          </table:table-cell>
          <table:table-cell table:style-name="ce26" office:value-type="string">
            <text:p>:VIDEO / @自室 / 記録 / jap.flute / 演奏、play / R=1 / genre=melody,session=hour-18,memo=+,file-piece-id=~,memo=~,other=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2023/05/05</text:date>, <text:time>19:0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5T19:09:49.86</dc:date>
    <dc:creator>iwabuchi ken</dc:creator>
    <meta:editing-duration>P56DT5H54M1S</meta:editing-duration>
    <meta:editing-cycles>18405</meta:editing-cycles>
    <meta:document-statistic meta:table-count="2" meta:cell-count="920" meta:object-count="0"/>
    <meta:user-defined meta:name="qrichtext">1</meta:user-defined>
  </office:meta>
</office:document-meta>
</file>